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26pt" fo:font-weight="bold" officeooo:rsid="00085861" officeooo:paragraph-rsid="00085861" style:font-size-asian="26pt" style:font-weight-asian="bold" style:font-size-complex="26pt" style:font-weight-complex="bold"/>
    </style:style>
    <style:style style:name="P2" style:family="paragraph" style:parent-style-name="Standard">
      <style:text-properties fo:color="#000000" fo:font-size="15pt" fo:font-weight="bold" officeooo:rsid="00085861" officeooo:paragraph-rsid="00085861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000000" fo:font-size="15pt" fo:font-weight="normal" officeooo:rsid="00085861" officeooo:paragraph-rsid="00085861" style:font-size-asian="15pt" style:font-weight-asian="normal" style:font-size-complex="1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source bfs in grph</text:p>
      <text:p text:style-name="P1"/>
      <text:p text:style-name="P2">bfs is done for all monster</text:p>
      <text:p text:style-name="P2"/>
      <text:p text:style-name="P3">#include&lt;bits/stdc++.h&gt;</text:p>
      <text:p text:style-name="P3">using namespace std;</text:p>
      <text:p text:style-name="P3"><text:s/></text:p>
      <text:p text:style-name="P3">const int inf = 1e9;</text:p>
      <text:p text:style-name="P3">vector&lt;int&gt; g[100007];</text:p>
      <text:p text:style-name="P3">pair&lt;int, int&gt; d[4] = {{1, 0}, {0, 1}, {-1, 0}, {0, -1}};</text:p>
      <text:p text:style-name="P3">char cd[4] = {'D', 'R', 'U', 'L'};</text:p>
      <text:p text:style-name="P3"><text:s/></text:p>
      <text:p text:style-name="P3">int main(){</text:p>
      <text:p text:style-name="P3"><text:s text:c="4"/>int n, m;</text:p>
      <text:p text:style-name="P3"><text:s text:c="4"/>cin &gt;&gt; n &gt;&gt; m;</text:p>
      <text:p text:style-name="P3"><text:s/></text:p>
      <text:p text:style-name="P3"><text:s text:c="4"/>char g[n][m];</text:p>
      <text:p text:style-name="P3"><text:s text:c="4"/>vector&lt;vector&lt;int&gt;&gt; path_taken(n, vector&lt;int&gt; (m, -1));</text:p>
      <text:p text:style-name="P3"><text:s text:c="4"/>vector&lt;vector&lt;int&gt;&gt; dist(n, vector&lt;int&gt; (m, inf)); <text:s text:c="3"/>// for monster</text:p>
      <text:p text:style-name="P3"><text:s text:c="4"/>vector&lt;vector&lt;int&gt;&gt; level(n, vector&lt;int&gt; (m, inf)); <text:s/>// for A</text:p>
      <text:p text:style-name="P3"><text:s text:c="4"/>pair&lt;int, int&gt; from[n][m], ans, source;</text:p>
      <text:p text:style-name="P3"><text:s text:c="4"/></text:p>
      <text:p text:style-name="P3"><text:s text:c="4"/>vector&lt;pair&lt;int,int&gt;&gt; monster;</text:p>
      <text:p text:style-name="P3"><text:s/></text:p>
      <text:p text:style-name="P3"><text:s text:c="4"/>for(int i = 0; i &lt; n; ++i){</text:p>
      <text:p text:style-name="P3"><text:s text:c="8"/>for(int j = 0; j &lt; m; ++j){</text:p>
      <text:p text:style-name="P3"><text:s text:c="12"/>cin &gt;&gt; g[i][j];</text:p>
      <text:p text:style-name="P3"><text:s text:c="12"/></text:p>
      <text:p text:style-name="P3"><text:s text:c="12"/>if(g[i][j] == 'A'){</text:p>
      <text:p text:style-name="P3"><text:s text:c="16"/>source = {i, j};</text:p>
      <text:p text:style-name="P3"><text:s text:c="16"/>level[i][j] = 0;</text:p>
      <text:p text:style-name="P3"><text:s text:c="16"/>from[i][j] = {i, j};</text:p>
      <text:p text:style-name="P3"><text:s text:c="16"/>//cerr &lt;&lt; dist[i][j] &lt;&lt; endl;</text:p>
      <text:p text:style-name="P3"><text:s text:c="12"/>}</text:p>
      <text:p text:style-name="P3"><text:s text:c="12"/>if(g[i][j] == 'M'){</text:p>
      <text:p text:style-name="P3"><text:s text:c="16"/>monster.push_back({i, j});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oft-page-break/></text:p>
      <text:p text:style-name="P3"><text:s text:c="4"/>queue&lt;pair&lt;int, int&gt;&gt; q;</text:p>
      <text:p text:style-name="P3"><text:s text:c="4"/>for(auto x : monster){</text:p>
      <text:p text:style-name="P3"><text:s text:c="8"/>q.push({x.first, x.second});</text:p>
      <text:p text:style-name="P3"><text:s text:c="8"/>dist[x.first][x.second] = 0;</text:p>
      <text:p text:style-name="P3"><text:s text:c="4"/>}</text:p>
      <text:p text:style-name="P3"><text:s/></text:p>
      <text:p text:style-name="P3"><text:s text:c="4"/>while(!q.empty()){</text:p>
      <text:p text:style-name="P3"/>
      <text:p text:style-name="P3"><text:s text:c="8"/>pair&lt;int, int&gt; p = q.front();</text:p>
      <text:p text:style-name="P3"><text:s text:c="8"/>q.pop();</text:p>
      <text:p text:style-name="P3"><text:s/></text:p>
      <text:p text:style-name="P3"><text:s text:c="8"/>for(int i = 0; i &lt; 4; ++i){</text:p>
      <text:p text:style-name="P3"><text:s text:c="12"/>int x = p.first + d[i].first, y = p.second + d[i].second;</text:p>
      <text:p text:style-name="P3"><text:s text:c="12"/>if(x &lt; 0 || x &gt;= n || y &lt; 0 || y &gt;= m)continue;</text:p>
      <text:p text:style-name="P3"><text:s text:c="12"/>if(g[x][y] == '#' ) continue;</text:p>
      <text:p text:style-name="P3"/>
      <text:p text:style-name="P3"><text:s text:c="12"/>if( dist[x][y] &gt; dist[p.first][p.second] + 1){</text:p>
      <text:p text:style-name="P3"><text:s text:c="16"/>dist[x][y] = dist[p.first][p.second] + 1;</text:p>
      <text:p text:style-name="P3"><text:s text:c="16"/>q.push({x, y});</text:p>
      <text:p text:style-name="P3"/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 text:c="4"/>int aj=-1,bj=-1;</text:p>
      <text:p text:style-name="P3"><text:s text:c="4"/>bool flag =0 ;</text:p>
      <text:p text:style-name="P3"><text:s text:c="4"/>// enter source</text:p>
      <text:p text:style-name="P3"><text:s text:c="4"/>q.push(source);</text:p>
      <text:p text:style-name="P3"/>
      <text:p text:style-name="P3"><text:s text:c="4"/>while(!q.empty()){</text:p>
      <text:p text:style-name="P3"><text:s text:c="8"/>pair&lt;int, int &gt; r= q.front();</text:p>
      <text:p text:style-name="P3"><text:s text:c="8"/>int x=r.first,y=r.second;</text:p>
      <text:p text:style-name="P3"><text:s text:c="8"/>q.pop();</text:p>
      <text:p text:style-name="P3"/>
      <text:p text:style-name="P3"><text:s text:c="8"/>if(flag) break;</text:p>
      <text:p text:style-name="P3"><text:s text:c="8"/>if(x == 0 || y == 0 || x == n - 1 || y == m - 1){</text:p>
      <text:p text:style-name="P3"><text:s text:c="12"/>flag = 1;</text:p>
      <text:p text:style-name="P3"><text:s text:c="12"/>aj = x, bj = y;</text:p>
      <text:p text:style-name="P3"><text:s text:c="12"/>break;</text:p>
      <text:p text:style-name="P3"><text:s text:c="8"/>}</text:p>
      <text:p text:style-name="P3"/>
      <text:p text:style-name="P3"><text:soft-page-break/><text:s text:c="8"/>for( int i=0; i&lt;4 ; i++){</text:p>
      <text:p text:style-name="P3"><text:s text:c="12"/>int nx= x+d[i].first , ny= y+d[i].second;</text:p>
      <text:p text:style-name="P3"><text:s text:c="12"/>if(nx&lt;0 || nx&gt;=n || ny&lt;0 || ny&gt;=m) continue;</text:p>
      <text:p text:style-name="P3"><text:s text:c="12"/>if(g[nx][ny]=='#') continue;</text:p>
      <text:p text:style-name="P3"/>
      <text:p text:style-name="P3"><text:s text:c="12"/>if( level[nx][ny] &gt; level[x][y] + 1){</text:p>
      <text:p text:style-name="P3"><text:s text:c="16"/>level[nx][ny] = level[x][y] + 1;</text:p>
      <text:p text:style-name="P3"><text:s text:c="16"/></text:p>
      <text:p text:style-name="P3"><text:s text:c="16"/>if(dist[nx][ny]&gt; level[nx][ny]){</text:p>
      <text:p text:style-name="P3"><text:s text:c="20"/>q.push({nx, ny});</text:p>
      <text:p text:style-name="P3"><text:s text:c="20"/>from[nx][ny] = {r.first, r.second};</text:p>
      <text:p text:style-name="P3"><text:s text:c="20"/>path_taken[nx][ny] = i;</text:p>
      <text:p text:style-name="P3"/>
      <text:p text:style-name="P3"><text:s text:c="20"/>if(nx == 0 || ny == 0 || nx == n - 1 || ny == m - 1){</text:p>
      <text:p text:style-name="P3"><text:s text:c="24"/>flag = 1;</text:p>
      <text:p text:style-name="P3"><text:s text:c="24"/>aj = nx, bj = ny;</text:p>
      <text:p text:style-name="P3"><text:s text:c="24"/>break;</text:p>
      <text:p text:style-name="P3"><text:s text:c="20"/>}</text:p>
      <text:p text:style-name="P3"><text:s text:c="16"/>}</text:p>
      <text:p text:style-name="P3"><text:s text:c="12"/>}</text:p>
      <text:p text:style-name="P3"><text:s text:c="8"/>}</text:p>
      <text:p text:style-name="P3"><text:s text:c="4"/>}</text:p>
      <text:p text:style-name="P3"/>
      <text:p text:style-name="P3"><text:s/></text:p>
      <text:p text:style-name="P3"><text:s text:c="4"/>if(!flag){</text:p>
      <text:p text:style-name="P3"><text:s text:c="8"/>puts("NO");</text:p>
      <text:p text:style-name="P3"><text:s text:c="8"/>return 0;</text:p>
      <text:p text:style-name="P3"><text:s text:c="4"/>}</text:p>
      <text:p text:style-name="P3"><text:s/></text:p>
      <text:p text:style-name="P3"/>
      <text:p text:style-name="P3"><text:s text:c="4"/>puts("YES");</text:p>
      <text:p text:style-name="P3"/>
      <text:p text:style-name="P3"><text:s text:c="4"/>pair&lt;int,int&gt;distination={aj,bj};</text:p>
      <text:p text:style-name="P3"><text:s text:c="4"/>cout &lt;&lt; level[aj][bj] &lt;&lt; endl;</text:p>
      <text:p text:style-name="P3"><text:s text:c="4"/>//cout&lt;&lt;source.first&lt;&lt;' '&lt;&lt;source.second&lt;&lt;' '&lt;&lt;aj&lt;&lt;' '&lt;&lt;bj;</text:p>
      <text:p text:style-name="P3"><text:s text:c="4"/>stack&lt;char&gt; s;</text:p>
      <text:p text:style-name="P3"><text:s text:c="4"/>while(source != distination){</text:p>
      <text:p text:style-name="P3"><text:s text:c="8"/>int a = distination.first, b = distination.second; </text:p>
      <text:p text:style-name="P3"><text:s text:c="8"/>s.push(cd[path_taken[a][b]]);</text:p>
      <text:p text:style-name="P3"><text:s text:c="8"/>distination = from[a][b];</text:p>
      <text:p text:style-name="P3"><text:s text:c="4"/>}</text:p>
      <text:p text:style-name="P3"><text:s/></text:p>
      <text:p text:style-name="P3"><text:soft-page-break/><text:s text:c="4"/>while(!s.empty()){</text:p>
      <text:p text:style-name="P3"><text:s text:c="8"/>cout &lt;&lt; s.top();</text:p>
      <text:p text:style-name="P3"><text:s text:c="8"/>s.pop();</text:p>
      <text:p text:style-name="P3"><text:s text:c="4"/>}</text:p>
      <text:p text:style-name="P3"><text:s/></text:p>
      <text:p text:style-name="P3"><text:s text:c="4"/>return 0;</text:p>
      <text:p text:style-name="P3">}</text:p>
      <text:p text:style-name="P3"/>
      <text:p text:style-name="P3"/>
      <text:p text:style-name="P3">i/p</text:p>
      <text:p text:style-name="P3">5 8</text:p>
      <text:p text:style-name="P3">########</text:p>
      <text:p text:style-name="P3">#M..A..#</text:p>
      <text:p text:style-name="P3">#.#.M#.#</text:p>
      <text:p text:style-name="P3">#M#..#..</text:p>
      <text:p text:style-name="P3">#.######</text:p>
      <text:p text:style-name="P3"/>
      <text:p text:style-name="P3">o/p</text:p>
      <text:p text:style-name="P3">YES</text:p>
      <text:p text:style-name="P3">5</text:p>
      <text:p text:style-name="P3">RRDD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3T12:04:36.363116379</meta:creation-date>
    <dc:date>2021-12-13T12:07:20.936834816</dc:date>
    <meta:editing-duration>PT2M51S</meta:editing-duration>
    <meta:editing-cycles>1</meta:editing-cycles>
    <meta:document-statistic meta:table-count="0" meta:image-count="0" meta:object-count="0" meta:page-count="4" meta:paragraph-count="126" meta:word-count="385" meta:character-count="3137" meta:non-whitespace-character-count="1954"/>
    <meta:generator>LibreOffice/6.0.7.3$Linux_X86_64 LibreOffice_project/00m0$Build-3</meta:generator>
  </office:meta>
</office:document-meta>
</file>